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09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elocities" table:style-name="ta1">
        <table:shapes>
          <draw:frame draw:z-index="0" draw:style-name="gr1" draw:text-style-name="P1" svg:width="6.2988in" svg:height="3.5453in" svg:x="7.3854in" svg:y="4.6327in">
            <draw:object draw:notify-on-update-of-ranges="velocities.A1:velocities.A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53in" svg:x="4.6591in" svg:y="0.4598in">
            <draw:object draw:notify-on-update-of-ranges="velocities.B1:velocities.B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53in" svg:x="0.6685in" svg:y="4.7272in">
            <draw:object draw:notify-on-update-of-ranges="velocities.C1:velocities.C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3.49126340662881" calcext:value-type="float">
            <text:p>3.4912634066</text:p>
          </table:table-cell>
          <table:table-cell office:value-type="float" office:value="-6.31420815495633" calcext:value-type="float">
            <text:p>-6.314208155</text:p>
          </table:table-cell>
          <table:table-cell office:value-type="float" office:value="11.582300480805" calcext:value-type="float">
            <text:p>11.5823004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518219426391" calcext:value-type="float">
            <text:p>3.5751821943</text:p>
          </table:table-cell>
          <table:table-cell office:value-type="float" office:value="-6.36888560036981" calcext:value-type="float">
            <text:p>-6.3688856004</text:p>
          </table:table-cell>
          <table:table-cell office:value-type="float" office:value="11.8310518584168" calcext:value-type="float">
            <text:p>11.8310518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6615500315244" calcext:value-type="float">
            <text:p>3.6661550032</text:p>
          </table:table-cell>
          <table:table-cell office:value-type="float" office:value="-6.42479175487561" calcext:value-type="float">
            <text:p>-6.4247917549</text:p>
          </table:table-cell>
          <table:table-cell office:value-type="float" office:value="12.0997179482489" calcext:value-type="float">
            <text:p>12.0997179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76523507178977" calcext:value-type="float">
            <text:p>3.7652350718</text:p>
          </table:table-cell>
          <table:table-cell office:value-type="float" office:value="-6.48176715423807" calcext:value-type="float">
            <text:p>-6.4817671542</text:p>
          </table:table-cell>
          <table:table-cell office:value-type="float" office:value="12.3911793782037" calcext:value-type="float">
            <text:p>12.3911793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87371075068317" calcext:value-type="float">
            <text:p>3.8737107507</text:p>
          </table:table-cell>
          <table:table-cell office:value-type="float" office:value="-6.53955484839426" calcext:value-type="float">
            <text:p>-6.5395548484</text:p>
          </table:table-cell>
          <table:table-cell office:value-type="float" office:value="12.7089400317941" calcext:value-type="float">
            <text:p>12.70894003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99317732390346" calcext:value-type="float">
            <text:p>3.9931773239</text:p>
          </table:table-cell>
          <table:table-cell office:value-type="float" office:value="-6.59775368897282" calcext:value-type="float">
            <text:p>-6.597753689</text:p>
          </table:table-cell>
          <table:table-cell office:value-type="float" office:value="13.0573120924358" calcext:value-type="float">
            <text:p>13.05731209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12563742288044" calcext:value-type="float">
            <text:p>4.1256374229</text:p>
          </table:table-cell>
          <table:table-cell office:value-type="float" office:value="-6.65574670273474" calcext:value-type="float">
            <text:p>-6.6557467027</text:p>
          </table:table-cell>
          <table:table-cell office:value-type="float" office:value="13.4416729088809" calcext:value-type="float">
            <text:p>13.44167290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27364447643997" calcext:value-type="float">
            <text:p>4.2736444764</text:p>
          </table:table-cell>
          <table:table-cell office:value-type="float" office:value="-6.71258887198962" calcext:value-type="float">
            <text:p>-6.712588872</text:p>
          </table:table-cell>
          <table:table-cell office:value-type="float" office:value="13.8688290428357" calcext:value-type="float">
            <text:p>13.86882904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4405127284632" calcext:value-type="float">
            <text:p>4.4405127285</text:p>
          </table:table-cell>
          <table:table-cell office:value-type="float" office:value="-6.76682682045774" calcext:value-type="float">
            <text:p>-6.7668268205</text:p>
          </table:table-cell>
          <table:table-cell office:value-type="float" office:value="14.3475445173819" calcext:value-type="float">
            <text:p>14.34754451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63063347663744" calcext:value-type="float">
            <text:p>4.6306334766</text:p>
          </table:table-cell>
          <table:table-cell office:value-type="float" office:value="-6.81620035190275" calcext:value-type="float">
            <text:p>-6.8162003519</text:p>
          </table:table-cell>
          <table:table-cell office:value-type="float" office:value="14.8893282341728" calcext:value-type="float">
            <text:p>14.88932823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84996699715108" calcext:value-type="float">
            <text:p>4.8499669972</text:p>
          </table:table-cell>
          <table:table-cell office:value-type="float" office:value="-6.85713076045447" calcext:value-type="float">
            <text:p>-6.8571307605</text:p>
          </table:table-cell>
          <table:table-cell office:value-type="float" office:value="15.5096446999322" calcext:value-type="float">
            <text:p>15.5096446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10683744598642" calcext:value-type="float">
            <text:p>5.106837446</text:p>
          </table:table-cell>
          <table:table-cell office:value-type="float" office:value="-6.88380598805896" calcext:value-type="float">
            <text:p>-6.8838059881</text:p>
          </table:table-cell>
          <table:table-cell office:value-type="float" office:value="16.2298441262193" calcext:value-type="float">
            <text:p>16.22984412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413276640297" calcext:value-type="float">
            <text:p>5.4132766403</text:p>
          </table:table-cell>
          <table:table-cell office:value-type="float" office:value="-6.88645989296915" calcext:value-type="float">
            <text:p>-6.886459893</text:p>
          </table:table-cell>
          <table:table-cell office:value-type="float" office:value="17.0803730845821" calcext:value-type="float">
            <text:p>17.08037308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.78742253821573" calcext:value-type="float">
            <text:p>5.7874225382</text:p>
          </table:table-cell>
          <table:table-cell office:value-type="float" office:value="-6.8479276325014" calcext:value-type="float">
            <text:p>-6.8479276325</text:p>
          </table:table-cell>
          <table:table-cell office:value-type="float" office:value="18.1063931599566" calcext:value-type="float">
            <text:p>18.10639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.25809464991197" calcext:value-type="float">
            <text:p>6.2580946499</text:p>
          </table:table-cell>
          <table:table-cell office:value-type="float" office:value="-6.73618950969669" calcext:value-type="float">
            <text:p>-6.7361895097</text:p>
          </table:table-cell>
          <table:table-cell office:value-type="float" office:value="19.37823365937" calcext:value-type="float">
            <text:p>19.37823365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87427732001778" calcext:value-type="float">
            <text:p>6.87427732</text:p>
          </table:table-cell>
          <table:table-cell office:value-type="float" office:value="-6.48652091679311" calcext:value-type="float">
            <text:p>-6.4865209168</text:p>
          </table:table-cell>
          <table:table-cell office:value-type="float" office:value="21.0123373537183" calcext:value-type="float">
            <text:p>21.01233735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72695588530334" calcext:value-type="float">
            <text:p>7.7269558853</text:p>
          </table:table-cell>
          <table:table-cell office:value-type="float" office:value="-5.9526052042175" calcext:value-type="float">
            <text:p>-5.9526052042</text:p>
          </table:table-cell>
          <table:table-cell office:value-type="float" office:value="23.2171527347324" calcext:value-type="float">
            <text:p>23.21715273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.00652194174225" calcext:value-type="float">
            <text:p>9.0065219417</text:p>
          </table:table-cell>
          <table:table-cell office:value-type="float" office:value="-4.74490239230732" calcext:value-type="float">
            <text:p>-4.7449023923</text:p>
          </table:table-cell>
          <table:table-cell office:value-type="float" office:value="26.403839951818" calcext:value-type="float">
            <text:p>26.40383995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.1759081268071" calcext:value-type="float">
            <text:p>11.1759081268</text:p>
          </table:table-cell>
          <table:table-cell office:value-type="float" office:value="-1.52489386505763" calcext:value-type="float">
            <text:p>-1.5248938651</text:p>
          </table:table-cell>
          <table:table-cell office:value-type="float" office:value="31.4546308154173" calcext:value-type="float">
            <text:p>31.45463081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.2813610968016" calcext:value-type="float">
            <text:p>15.2813610968</text:p>
          </table:table-cell>
          <table:table-cell office:value-type="float" office:value="10.5005483683608" calcext:value-type="float">
            <text:p>10.5005483684</text:p>
          </table:table-cell>
          <table:table-cell office:value-type="float" office:value="39.232172850848" calcext:value-type="float">
            <text:p>39.23217285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.5186391372789" calcext:value-type="float">
            <text:p>12.5186391373</text:p>
          </table:table-cell>
          <table:table-cell office:value-type="float" office:value="43.8751655388222" calcext:value-type="float">
            <text:p>43.8751655388</text:p>
          </table:table-cell>
          <table:table-cell office:value-type="float" office:value="21.5493643738565" calcext:value-type="float">
            <text:p>21.54936437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33582856888974" calcext:value-type="float">
            <text:p>3.3358285689</text:p>
          </table:table-cell>
          <table:table-cell office:value-type="float" office:value="37.3758122149655" calcext:value-type="float">
            <text:p>37.375812215</text:p>
          </table:table-cell>
          <table:table-cell office:value-type="float" office:value="-1.97050939392454" calcext:value-type="float">
            <text:p>-1.97050939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788102754222617" calcext:value-type="float">
            <text:p>0.7881027542</text:p>
          </table:table-cell>
          <table:table-cell office:value-type="float" office:value="29.7657650766405" calcext:value-type="float">
            <text:p>29.7657650766</text:p>
          </table:table-cell>
          <table:table-cell office:value-type="float" office:value="-6.75248701311311" calcext:value-type="float">
            <text:p>-6.75248701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168755852502067" calcext:value-type="float">
            <text:p>-0.1687558525</text:p>
          </table:table-cell>
          <table:table-cell office:value-type="float" office:value="25.3431365339651" calcext:value-type="float">
            <text:p>25.343136534</text:p>
          </table:table-cell>
          <table:table-cell office:value-type="float" office:value="-8.07861175277822" calcext:value-type="float">
            <text:p>-8.07861175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00/00/0000</text:date>, <text:time style:data-style-name="N2" text:time-value="11:21:14.209178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4T11:34:48.984540236</dc:date>
    <meta:editing-duration>PT17M18S</meta:editing-duration>
    <meta:editing-cycles>2</meta:editing-cycles>
    <meta:generator>LibreOffice/4.3.7.2$Linux_X86_64 LibreOffice_project/430$Build-2</meta:generator>
    <meta:document-statistic meta:table-count="1" meta:cell-count="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7.427cm" svg:y="0.316cm" chart:style-name="ch2">
          <text:p>x vel</text:p>
        </chart:title>
        <chart:legend chart:legend-position="end" svg:x="13.71cm" svg:y="4.204cm" style:legend-expansion="high" chart:style-name="ch3"/>
        <chart:plot-area chart:style-name="ch4" table:cell-range-address="velocities.A1:velocities.A24" svg:x="0.32cm" svg:y="1.275cm" svg:width="13.07cm" svg:height="7.551cm">
          <chartooo:coordinate-region svg:x="0.968cm" svg:y="1.474cm" svg:width="12.222cm" svg:height="7.1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ies.A1:velocities.A24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9126340662881">
                <text:p>3.49126340662881</text:p>
                <draw:g>
                  <svg:desc>velocities.A1:velocities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7518219426391">
                <text:p>3.57518219426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6615500315244">
                <text:p>3.66615500315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6523507178977">
                <text:p>3.7652350717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371075068317">
                <text:p>3.87371075068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9317732390346">
                <text:p>3.99317732390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2563742288044">
                <text:p>4.12563742288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7364447643997">
                <text:p>4.27364447643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405127284632">
                <text:p>4.4405127284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3063347663744">
                <text:p>4.63063347663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4996699715108">
                <text:p>4.84996699715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0683744598642">
                <text:p>5.10683744598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13276640297">
                <text:p>5.413276640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8742253821573">
                <text:p>5.78742253821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5809464991197">
                <text:p>6.25809464991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7427732001778">
                <text:p>6.87427732001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2695588530334">
                <text:p>7.72695588530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0652194174225">
                <text:p>9.00652194174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759081268071">
                <text:p>11.1759081268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813610968016">
                <text:p>15.2813610968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5186391372789">
                <text:p>12.5186391372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3582856888974">
                <text:p>3.33582856888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8102754222617">
                <text:p>0.788102754222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68755852502067">
                <text:p>-0.16875585250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7.427cm" svg:y="0.316cm" chart:style-name="ch2">
          <text:p>y vel</text:p>
        </chart:title>
        <chart:legend chart:legend-position="end" svg:x="13.684cm" svg:y="4.204cm" style:legend-expansion="high" chart:style-name="ch3"/>
        <chart:plot-area chart:style-name="ch4" table:cell-range-address="velocities.B1:velocities.B24" svg:x="0.32cm" svg:y="1.275cm" svg:width="13.044cm" svg:height="7.551cm">
          <chartooo:coordinate-region svg:x="1.1cm" svg:y="1.474cm" svg:width="12.065cm" svg:height="7.1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ies.B1:velocities.B24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31420815495633">
                <text:p>-6.31420815495633</text:p>
                <draw:g>
                  <svg:desc>velocities.B1:velocities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6888560036981">
                <text:p>-6.36888560036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42479175487561">
                <text:p>-6.42479175487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48176715423807">
                <text:p>-6.48176715423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53955484839426">
                <text:p>-6.53955484839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59775368897282">
                <text:p>-6.59775368897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65574670273474">
                <text:p>-6.65574670273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71258887198962">
                <text:p>-6.71258887198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76682682045774">
                <text:p>-6.76682682045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81620035190275">
                <text:p>-6.81620035190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85713076045447">
                <text:p>-6.85713076045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88380598805896">
                <text:p>-6.8838059880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88645989296915">
                <text:p>-6.88645989296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479276325014">
                <text:p>-6.8479276325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73618950969669">
                <text:p>-6.73618950969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8652091679311">
                <text:p>-6.48652091679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9526052042175">
                <text:p>-5.9526052042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74490239230732">
                <text:p>-4.74490239230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2489386505763">
                <text:p>-1.52489386505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005483683608">
                <text:p>10.5005483683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8751655388222">
                <text:p>43.8751655388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3758122149655">
                <text:p>37.3758122149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7657650766405">
                <text:p>29.7657650766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3431365339651">
                <text:p>25.3431365339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7.427cm" svg:y="0.316cm" chart:style-name="ch2">
          <text:p>z vel</text:p>
        </chart:title>
        <chart:legend chart:legend-position="end" svg:x="13.657cm" svg:y="4.204cm" style:legend-expansion="high" chart:style-name="ch3"/>
        <chart:plot-area chart:style-name="ch4" table:cell-range-address="velocities.C1:velocities.C24" svg:x="0.32cm" svg:y="1.275cm" svg:width="13.017cm" svg:height="7.551cm">
          <chartooo:coordinate-region svg:x="1.1cm" svg:y="1.475cm" svg:width="12.038cm" svg:height="7.1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ies.C1:velocities.C24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82300480805">
                <text:p>11.582300480805</text:p>
                <draw:g>
                  <svg:desc>velocities.C1:velocities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310518584168">
                <text:p>11.8310518584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997179482489">
                <text:p>12.0997179482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911793782037">
                <text:p>12.3911793782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089400317941">
                <text:p>12.7089400317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573120924358">
                <text:p>13.0573120924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4416729088809">
                <text:p>13.4416729088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688290428357">
                <text:p>13.8688290428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3475445173819">
                <text:p>14.3475445173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893282341728">
                <text:p>14.8893282341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096446999322">
                <text:p>15.5096446999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2298441262193">
                <text:p>16.2298441262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0803730845821">
                <text:p>17.0803730845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063931599566">
                <text:p>18.1063931599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7823365937">
                <text:p>19.37823365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0123373537183">
                <text:p>21.0123373537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2171527347324">
                <text:p>23.2171527347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403839951818">
                <text:p>26.40383995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546308154173">
                <text:p>31.4546308154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232172850848">
                <text:p>39.232172850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5493643738565">
                <text:p>21.5493643738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7050939392454">
                <text:p>-1.97050939392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75248701311311">
                <text:p>-6.75248701311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07861175277822">
                <text:p>-8.078611752778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